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10 Pitch" svg:font-family="'Courier 10 Pitch'" style:font-adornments="Regular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yles #2</text:p>
      <text:p text:style-name="Standard"/>
      <text:p text:style-name="Standard">Enumerated list:</text:p>
      <text:list text:style-name="L1">
        <text:list-item>
          <text:p text:style-name="P1">Item 1</text:p>
        </text:list-item>
        <text:list-item>
          <text:p text:style-name="P1">Item 2</text:p>
        </text:list-item>
      </text:list>
      <text:p text:style-name="Standard">Bullet list:</text:p>
      <text:list text:style-name="L2">
        <text:list-item>
          <text:p text:style-name="P2">Bullet 1</text:p>
        </text:list-item>
        <text:list-item>
          <text:p text:style-name="P2">Bullet 2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10 Pitch" svg:font-family="'Courier 10 Pitch'" style:font-adornments="Regular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/>
    <style:style style:name="rststyle-bulletitem" style:family="paragraph" style:parent-style-name="Standard" style:list-style-name="rststyle-bulletlist"/>
    <style:style style:name="rststyle-codeblock" style:family="paragraph" style:parent-style-name="rststyle-bodyindent" style:class="text">
      <style:paragraph-properties fo:margin-top="0cm" fo:margin-bottom="0cm" fo:background-color="#e6e6ff">
        <style:background-image/>
      </style:paragraph-properties>
      <style:text-properties style:font-name="Courier 10 Pitch" fo:font-size="10pt"/>
    </style:style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/>
    <style:style style:name="rststyle-heading3" style:family="paragraph" style:parent-style-name="Heading_20_3" style:next-style-name="Text_20_body"/>
    <style:style style:name="rststyle-heading4" style:family="paragraph" style:parent-style-name="Heading_20_4" style:next-style-name="Text_20_body"/>
    <style:style style:name="rststyle-heading5" style:family="paragraph" style:parent-style-name="Heading_20_5" style:next-style-name="Text_20_body"/>
    <style:style style:name="rststyle-blockquote" style:family="paragraph" style:parent-style-name="rststyle-bodyindent" style:class="text">
      <style:paragraph-properties fo:background-color="#ffff00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
  </meta:generator>
    <meta:initial-creator>dkuhlman</meta:initial-creator>
    <meta:creation-date>2006-08-15T13:56:07</meta:creation-date>
    <dc:creator>dkuhlman</dc:creator>
    <dc:date>2006-08-29T11:48:40</dc:date>
    <dc:language>en-US</dc:language>
    <meta:editing-cycles>13</meta:editing-cycles>
    <meta:editing-duration>PT55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4" meta:character-count="65"/>
  </office:meta>
</office:document-meta>
</file>